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523000002326D0FB67B.png" manifest:media-type="image/png"/>
  <manifest:file-entry manifest:full-path="Pictures/10000000000001F3000001839EF83E27.png" manifest:media-type="image/png"/>
  <manifest:file-entry manifest:full-path="Pictures/1000000100000062000000362B58E791.png" manifest:media-type="image/png"/>
  <manifest:file-entry manifest:full-path="Pictures/10000000000003B10000026128E3330F.png" manifest:media-type="image/png"/>
  <manifest:file-entry manifest:full-path="Pictures/10000000000004380000078013AFA4E7.png" manifest:media-type="image/png"/>
  <manifest:file-entry manifest:full-path="Pictures/1000000100000143000000E1A8566912.png" manifest:media-type="image/png"/>
  <manifest:file-entry manifest:full-path="Pictures/100063010001F6B50001065954617CCF.pdf" manifest:media-type="application/pdf"/>
  <manifest:file-entry manifest:full-path="Pictures/10000001000015F800000B771CFD0625.png" manifest:media-type="image/png"/>
  <manifest:file-entry manifest:full-path="Pictures/10000000000002930000014EBAE60B85.png" manifest:media-type="image/png"/>
  <manifest:file-entry manifest:full-path="Pictures/1000000000000170000001CA3E508FAC.jpg" manifest:media-type="image/jpe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List_20_Paragraph" style:list-style-name="WWNum6">
      <style:paragraph-properties fo:margin-left="0.5in" fo:margin-right="0in" fo:margin-top="0.1665in" fo:margin-bottom="0in" style:contextual-spacing="true" fo:text-indent="-0.25in" style:auto-text-indent="false" style:writing-mode="lr-tb"/>
      <style:text-properties officeooo:paragraph-rsid="001a80bd"/>
    </style:style>
    <style:style style:name="P24" style:family="paragraph" style:parent-style-name="Standard">
      <style:paragraph-properties fo:margin-left="0in" fo:margin-right="0in" fo:text-indent="0in" style:auto-text-indent="false" style:writing-mode="lr-tb"/>
      <style:text-properties officeooo:paragraph-rsid="001a80bd"/>
    </style:style>
    <style:style style:name="P25" style:family="paragraph" style:parent-style-name="Normal">
      <style:paragraph-properties fo:margin-top="0.1665in" fo:margin-bottom="0in" style:contextual-spacing="false" fo:keep-with-next="always"/>
      <style:text-properties fo:language="en" fo:country="GB"/>
    </style:style>
    <style:style style:name="P26" style:family="paragraph" style:parent-style-name="List_20_Paragraph" style:list-style-name="L1">
      <style:paragraph-properties fo:margin-top="0.1665in" fo:margin-bottom="0in" style:contextual-spacing="false" fo:keep-with-next="always"/>
      <style:text-properties fo:language="en" fo:country="GB"/>
    </style:style>
    <style:style style:name="P27" style:family="paragraph" style:parent-style-name="List_20_Paragraph" style:list-style-name="L1">
      <style:paragraph-properties fo:margin-top="0.1665in" fo:margin-bottom="0in" style:contextual-spacing="false"/>
      <style:text-properties fo:language="en" fo:country="GB"/>
    </style:style>
    <style:style style:name="P28" style:family="paragraph" style:parent-style-name="List_20_Paragraph">
      <style:paragraph-properties fo:margin-top="0.1665in" fo:margin-bottom="0in" style:contextual-spacing="false"/>
      <style:text-properties fo:language="en" fo:country="GB"/>
    </style:style>
    <style:style style:name="P29" style:family="paragraph" style:parent-style-name="Heading_20_3">
      <style:text-properties fo:language="en" fo:country="GB"/>
    </style:style>
    <style:style style:name="P30" style:family="paragraph" style:parent-style-name="List_20_Paragraph" style:list-style-name="L2">
      <style:paragraph-properties fo:margin-top="0.1665in" fo:margin-bottom="0in" style:contextual-spacing="false"/>
    </style:style>
    <style:style style:name="P31" style:family="paragraph" style:parent-style-name="List_20_Paragraph" style:list-style-name="L2">
      <style:paragraph-properties fo:margin-top="0.1665in" fo:margin-bottom="0in" style:contextual-spacing="false"/>
      <style:text-properties fo:language="en" fo:country="GB"/>
    </style:style>
    <style:style style:name="P32" style:family="paragraph" style:parent-style-name="Normal">
      <style:paragraph-properties fo:margin-top="0.25in" fo:margin-bottom="0in" style:contextual-spacing="false"/>
      <style:text-properties fo:language="en" fo:country="GB"/>
    </style:style>
    <style:style style:name="P33" style:family="paragraph" style:parent-style-name="Normal">
      <style:paragraph-properties fo:margin-top="0.1665in" fo:margin-bottom="0in" style:contextual-spacing="false"/>
      <style:text-properties fo:language="en" fo:country="GB"/>
    </style:style>
    <style:style style:name="P34" style:family="paragraph" style:parent-style-name="List_20_Paragraph" style:list-style-name="L3">
      <style:paragraph-properties fo:margin-top="0.1665in" fo:margin-bottom="0in" style:contextual-spacing="false"/>
    </style:style>
    <style:style style:name="P35" style:family="paragraph" style:parent-style-name="Normal">
      <style:paragraph-properties fo:keep-with-next="always"/>
      <style:text-properties fo:font-size="7pt" fo:language="en" fo:country="GB" style:font-size-asian="7pt"/>
    </style:style>
    <style:style style:name="P36" style:family="paragraph" style:parent-style-name="Normal">
      <style:paragraph-properties fo:margin-left="0.4898in">
        <style:tab-stops/>
      </style:paragraph-properties>
    </style:style>
    <style:style style:name="P37" style:family="paragraph" style:parent-style-name="Normal">
      <style:paragraph-properties fo:margin-left="0.4898in">
        <style:tab-stops/>
      </style:paragraph-properties>
      <style:text-properties fo:language="en" fo:country="GB"/>
    </style:style>
    <style:style style:name="P38" style:family="paragraph" style:parent-style-name="Normal">
      <style:text-properties fo:language="en" fo:country="GB"/>
    </style:style>
    <style:style style:name="P39" style:family="paragraph" style:parent-style-name="List_20_Paragraph" style:list-style-name="L3">
      <style:text-properties fo:language="en" fo:country="GB"/>
    </style:style>
    <style:style style:name="P40" style:family="paragraph">
      <loext:graphic-properties draw:fill="solid" draw:fill-color="#ffffff" draw:opacity="100%"/>
    </style:style>
    <style:style style:name="P41" style:family="paragraph" style:parent-style-name="List_20_Paragraph" style:list-style-name="L3"/>
    <style:style style:name="P42" style:family="paragraph" style:parent-style-name="List_20_Paragraph">
      <style:text-properties fo:language="en" fo:country="GB"/>
    </style:style>
    <style:style style:name="P43" style:family="paragraph" style:parent-style-name="List_20_Paragraph">
      <style:paragraph-properties fo:keep-with-next="always"/>
      <style:text-properties fo:language="en" fo:country="GB"/>
    </style:style>
    <style:style style:name="P44"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5"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6" style:family="paragraph" style:parent-style-name="Normal">
      <style:text-properties fo:language="de" fo:country="DE"/>
    </style:style>
    <style:style style:name="P47"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8" style:family="paragraph" style:parent-style-name="List_20_Paragraph" style:list-style-name="L4">
      <style:paragraph-properties fo:margin-top="0.1665in" fo:margin-bottom="0in" style:contextual-spacing="false"/>
    </style:style>
    <style:style style:name="P49" style:family="paragraph" style:parent-style-name="List_20_Paragraph">
      <style:paragraph-properties fo:margin-top="0.0835in" fo:margin-bottom="0in" style:contextual-spacing="false"/>
      <style:text-properties fo:language="en" fo:country="GB"/>
    </style:style>
    <style:style style:name="P50" style:family="paragraph" style:parent-style-name="Normal" style:list-style-name="L5"/>
    <style:style style:name="P51" style:family="paragraph" style:parent-style-name="Normal">
      <style:paragraph-properties fo:margin-left="0.25in">
        <style:tab-stops/>
      </style:paragraph-properties>
      <style:text-properties fo:language="en" fo:country="GB"/>
    </style:style>
    <style:style style:name="P52" style:family="paragraph" style:parent-style-name="Normal" style:list-style-name="L5">
      <style:paragraph-properties fo:text-indent="-0.248in" style:auto-text-indent="false" fo:keep-with-next="always"/>
    </style:style>
    <style:style style:name="P53" style:family="paragraph" style:parent-style-name="Normal">
      <style:paragraph-properties fo:margin-left="0.5in" fo:keep-with-next="always">
        <style:tab-stops/>
      </style:paragraph-properties>
      <style:text-properties fo:language="en" fo:country="GB"/>
    </style:style>
    <style:style style:name="P54" style:family="paragraph" style:parent-style-name="Normal">
      <style:paragraph-properties fo:margin-left="0.5in" fo:keep-with-next="always">
        <style:tab-stops/>
      </style:paragraph-properties>
    </style:style>
    <style:style style:name="P55" style:family="paragraph" style:parent-style-name="Normal">
      <style:paragraph-properties fo:keep-with-next="always"/>
      <style:text-properties fo:language="en" fo:country="GB"/>
    </style:style>
    <style:style style:name="P56"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7" style:family="paragraph" style:parent-style-name="List_20_Paragraph" style:list-style-name="L6">
      <style:paragraph-properties fo:keep-with-next="always"/>
      <style:text-properties fo:language="en" fo:country="GB"/>
    </style:style>
    <style:style style:name="P58" style:family="paragraph" style:parent-style-name="Normal">
      <style:paragraph-properties fo:margin-left="0.5in">
        <style:tab-stops/>
      </style:paragraph-properties>
      <style:text-properties fo:language="en" fo:country="GB"/>
    </style:style>
    <style:style style:name="P59" style:family="paragraph" style:parent-style-name="Normal">
      <style:paragraph-properties fo:text-align="center" style:justify-single-word="false"/>
      <style:text-properties fo:language="en" fo:country="GB" fo:font-weight="bold" style:font-weight-asian="bold"/>
    </style:style>
    <style:style style:name="P60" style:family="paragraph" style:parent-style-name="Normal">
      <style:paragraph-properties fo:text-align="center" style:justify-single-word="false"/>
      <style:text-properties fo:font-weight="bold" style:font-weight-asian="bold"/>
    </style:style>
    <style:style style:name="P61" style:family="paragraph" style:parent-style-name="Normal">
      <style:paragraph-properties fo:text-align="center" style:justify-single-word="false"/>
    </style:style>
    <style:style style:name="P62" style:family="paragraph" style:parent-style-name="Normal">
      <style:paragraph-properties fo:margin-top="0.0835in" fo:margin-bottom="0in" style:contextual-spacing="false"/>
      <style:text-properties fo:language="en" fo:country="GB"/>
    </style:style>
    <style:style style:name="P63" style:family="paragraph" style:parent-style-name="Normal">
      <style:paragraph-properties fo:margin-top="0.0835in" fo:margin-bottom="0in" style:contextual-spacing="false"/>
    </style:style>
    <style:style style:name="P64" style:family="paragraph" style:parent-style-name="Normal">
      <style:text-properties fo:font-size="10pt" fo:language="en" fo:country="GB" fo:font-weight="bold" style:font-size-asian="10pt" style:font-weight-asian="bold"/>
    </style:style>
    <style:style style:name="P65" style:family="paragraph" style:parent-style-name="Normal">
      <style:text-properties fo:font-size="10pt" fo:language="en" fo:country="GB" style:font-size-asian="10pt"/>
    </style:style>
    <style:style style:name="P66" style:family="paragraph" style:parent-style-name="Heading_20_2">
      <style:paragraph-properties fo:margin-left="0in" fo:margin-right="0in" fo:text-indent="0in" style:auto-text-indent="false" style:writing-mode="lr-tb">
        <style:tab-stops>
          <style:tab-stop style:position="0.05in"/>
          <style:tab-stop style:position="0.0984in"/>
        </style:tab-stops>
      </style:paragraph-properties>
    </style:style>
    <style:style style:name="P67"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68" style:family="paragraph" style:parent-style-name="P68B1DB1-Normal9">
      <style:paragraph-properties fo:margin-top="0.1665in" fo:margin-bottom="0.0835in" style:contextual-spacing="false" style:writing-mode="lr-tb"/>
    </style:style>
    <style:style style:name="P69" style:family="paragraph" style:parent-style-name="P68B1DB1-Normal9">
      <style:paragraph-properties fo:margin-top="0in" fo:margin-bottom="0.25in" style:contextual-spacing="false" style:writing-mode="lr-tb"/>
    </style:style>
    <style:style style:name="P70" style:family="paragraph" style:parent-style-name="List_20_Paragraph" style:list-style-name="WWNum9">
      <style:paragraph-properties fo:margin-left="0.25in" fo:margin-right="0in" fo:text-indent="-0.25in" style:auto-text-indent="false" fo:keep-with-next="always" style:writing-mode="lr-tb"/>
    </style:style>
    <style:style style:name="P71"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72" style:family="paragraph" style:parent-style-name="List_20_Paragraph">
      <style:paragraph-properties fo:margin-left="0.25in" fo:margin-right="0in" fo:text-indent="0in" style:auto-text-indent="false" fo:keep-with-next="always" style:writing-mode="lr-tb"/>
    </style:style>
    <style:style style:name="P73" style:family="paragraph" style:parent-style-name="P68B1DB1-ListParagraph10" style:list-style-name="WWNum9">
      <style:paragraph-properties fo:margin-left="0.25in" fo:margin-right="0in" fo:text-indent="-0.25in" style:auto-text-indent="false" fo:keep-with-next="always" style:writing-mode="lr-tb"/>
    </style:style>
    <style:style style:name="P74" style:family="paragraph" style:parent-style-name="List_20_Paragraph">
      <style:paragraph-properties style:writing-mode="lr-tb"/>
    </style:style>
    <style:style style:name="P75" style:family="paragraph" style:parent-style-name="List_20_Paragraph">
      <style:paragraph-properties fo:margin-left="0.248in" fo:margin-right="0in" fo:text-align="center" style:justify-single-word="false" fo:text-indent="0in" style:auto-text-indent="false" style:writing-mode="lr-tb"/>
    </style:style>
    <style:style style:name="P76" style:family="paragraph" style:parent-style-name="P68B1DB1-ListParagraph10" style:list-style-name="WWNum9">
      <style:paragraph-properties fo:margin-left="0.248in" fo:margin-right="0in" fo:text-indent="-0.248in" style:auto-text-indent="false" style:writing-mode="lr-tb"/>
    </style:style>
    <style:style style:name="P77" style:family="paragraph" style:parent-style-name="P68B1DB1-ListParagraph10" style:list-style-name="WWNum9">
      <style:paragraph-properties fo:margin-left="0.25in" fo:margin-right="0in" fo:text-indent="-0.25in" style:auto-text-indent="false" style:writing-mode="lr-tb"/>
    </style:style>
    <style:style style:name="P78" style:family="paragraph" style:parent-style-name="Standard">
      <style:paragraph-properties fo:margin-left="0.25in" fo:margin-right="0in" fo:text-indent="0in" style:auto-text-indent="false" style:writing-mode="lr-tb"/>
    </style:style>
    <style:style style:name="P79" style:family="paragraph" style:parent-style-name="Standard">
      <style:paragraph-properties fo:margin-left="0.25in" fo:margin-right="0in" fo:text-align="center" style:justify-single-word="false" fo:text-indent="0in" style:auto-text-indent="false" style:writing-mode="lr-tb"/>
    </style:style>
    <style:style style:name="P80"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81" style:family="paragraph" style:parent-style-name="Standard">
      <style:paragraph-properties fo:margin-left="0in" fo:margin-right="0in" fo:text-indent="0.4917in" style:auto-text-indent="false" style:writing-mode="lr-tb"/>
    </style:style>
    <style:style style:name="P82"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3"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4"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5"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6" style:family="paragraph" style:parent-style-name="List_20_Paragraph" style:list-style-name="WWNum5">
      <style:paragraph-properties fo:margin-left="0.5in" fo:margin-right="0in" fo:text-indent="-0.25in" style:auto-text-indent="false" style:writing-mode="lr-tb"/>
    </style:style>
    <style:style style:name="P87"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8" style:family="paragraph" style:parent-style-name="Command_20_Line">
      <loext:graphic-properties draw:fill-color="#f2f2f2"/>
      <style:paragraph-properties fo:padding="0.0835in" fo:border="0.51pt solid #ffffff" style:writing-mode="lr-tb"/>
    </style:style>
    <style:style style:name="P89"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90" style:family="paragraph" style:parent-style-name="Standard">
      <style:paragraph-properties fo:margin-left="0in" fo:margin-right="0in" fo:keep-together="always" fo:text-indent="0in" style:auto-text-indent="false" fo:keep-with-next="always" style:writing-mode="lr-tb"/>
    </style:style>
    <style:style style:name="P91" style:family="paragraph" style:parent-style-name="Command_20_Line">
      <loext:graphic-properties draw:fill-color="#f2f2f2"/>
      <style:paragraph-properties fo:keep-together="always" fo:padding="0.0835in" fo:border="0.51pt solid #ffffff" fo:keep-with-next="always" style:writing-mode="lr-tb"/>
    </style:style>
    <style:style style:name="P92"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3"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4"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5" style:family="paragraph" style:parent-style-name="Standard">
      <style:paragraph-properties fo:margin-left="0in" fo:margin-right="0in" fo:text-indent="0in" style:auto-text-indent="false" fo:keep-with-next="always" style:writing-mode="lr-tb"/>
    </style:style>
    <style:style style:name="P96"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7" style:family="paragraph" style:parent-style-name="Command_20_Line">
      <loext:graphic-properties draw:fill-color="#f2f2f2"/>
      <style:paragraph-properties fo:padding="0.0835in" fo:border="0.51pt solid #ffffff" fo:keep-with-next="always" style:writing-mode="lr-tb"/>
    </style:style>
    <style:style style:name="P98"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9"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fo:font-weight="bold"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weight-complex="bold"/>
    </style:style>
    <style:style style:name="T20" style:family="text">
      <style:text-properties style:font-name="Consolas" fo:font-size="11pt" style:font-size-asian="11pt" style:font-size-complex="11pt"/>
    </style:style>
    <style:style style:name="T21" style:family="text">
      <style:text-properties style:font-name="Courier New1" fo:font-size="10pt" style:font-size-asian="10pt" style:font-name-complex="Courier New2" style:font-size-complex="10pt"/>
    </style:style>
    <style:style style:name="T22"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3"/><text:bookmark-start text:name="OLE_LINK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draw:frame draw:style-name="fr2" draw:name="Image7" text:anchor-type="char" svg:x="0.0547in" svg:y="0.0984in" svg:width="6.3764in" svg:height="3.328in" draw:z-index="8"><draw:image xlink:href="Pictures/100063010001F6B50001065954617CCF.pdf" xlink:type="simple" xlink:show="embed" xlink:actuate="onLoad" draw:mime-type="application/pdf"/><draw:image xlink:href="Pictures/10000001000015F800000B771CFD0625.png" xlink:type="simple" xlink:show="embed" xlink:actuate="onLoad" draw:mime-type="image/png"/></draw:frame><draw:frame draw:style-name="fr3" draw:name="Image6" text:anchor-type="char" svg:x="2.3673in" svg:y="0.4528in" svg:width="2.1535in" svg:height="1.5in" draw:z-index="9"><draw:image xlink:href="Pictures/1000000100000143000000E1A8566912.png" xlink:type="simple" xlink:show="embed" xlink:actuate="onLoad" draw:mime-type="image/png"/></draw:frame><draw:frame draw:style-name="fr3" draw:name="Image4" text:anchor-type="char" svg:x="5.0547in" svg:y="0.4382in" svg:width="1.0043in" svg:height="1.7835in" draw:z-index="10"><draw:image xlink:href="Pictures/10000000000004380000078013AFA4E7.png" xlink:type="simple" xlink:show="embed" xlink:actuate="onLoad" draw:mime-type="image/png"/></draw:frame><draw:frame draw:style-name="fr4" draw:name="Image5" text:anchor-type="char" svg:x="0.1535in" svg:y="0.3965in" svg:width="1.5862in" svg:height="1.9752in" draw:z-index="11"><draw:image xlink:href="Pictures/1000000000000170000001CA3E508FAC.jpg" xlink:type="simple" xlink:show="embed" xlink:actuate="onLoad" draw:mime-type="image/jpeg"/></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90620183866206"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90621310635775" text:continue-list="list90620183866206"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3">Run the setup program, <text:span text:style-name="T8">Reading-App-Builder-x.x-Setup.exe</text:span>, to install Reading App Builder on your computer.</text:p>
        </text:list-item>
      </text:list>
      <text:p text:style-name="P24"><text:line-break/></text:p>
      <text:section text:style-name="Sect1" text:name="Section1" text:protected="true">
        <text:section-source xlink:href="../../SAB/Scripture-App-Builder-01-Installation-Instruct.odt" text:filter-name="writer8" text:section-name="Installing JDK"/>
        <text:list xml:id="list90619578357342" text:continue-list="list90621310635775"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5"><text:bookmark-start text:name="_Hlk534311866"/>You will need version 17 of the Java Development Kit (JDK) to build apps. There are two ways of installing it:</text:p>
        <text:list text:style-name="L1">
          <text:list-item>
            <text:p text:style-name="P26">Use the Install JDK wizard within Scripture App Builder (see section 2.2.1), or</text:p>
          </text:list-item>
          <text:list-item>
            <text:p text:style-name="P27">Download the JDK setup file from the Azul website and run the installer (see section 2.2.2).</text:p>
          </text:list-item>
        </text:list>
        <text:p text:style-name="P28"/>
        <text:list xml:id="list90620060451694" text:continue-list="list90619578357342" text:style-name="WWNum2">
          <text:list-item>
            <text:list>
              <text:list-item>
                <text:list>
                  <text:list-item>
                    <text:h text:style-name="P29" text:outline-level="3"><text:bookmark-start text:name="_Toc202112457"/>Installing the JDK using the Install JDK wizard<text:bookmark-end text:name="_Toc202112457"/></text:h>
                  </text:list-item>
                </text:list>
              </text:list-item>
            </text:list>
          </text:list-item>
        </text:list>
        <text:p text:style-name="P25">The easiest way to install the Java Development Kit (JDK) is to use the Install JDK wizard within App Builder:</text:p>
        <text:list text:style-name="L2">
          <text:list-item>
            <text:p text:style-name="P30"><text:span text:style-name="Default_20_Paragraph_20_Font"><text:span text:style-name="T9">Launch </text:span></text:span><text:span text:style-name="Default_20_Paragraph_20_Font"><text:span text:style-name="T10">App Builder</text:span></text:span><text:span text:style-name="Default_20_Paragraph_20_Font"><text:span text:style-name="T9">.</text:span></text:span></text:p>
          </text:list-item>
          <text:list-item>
            <text:p text:style-name="P30"><text:span text:style-name="Default_20_Paragraph_20_Font"><text:span text:style-name="T9">Click the </text:span></text:span><text:span text:style-name="Default_20_Paragraph_20_Font"><text:span text:style-name="T10">Install JDK </text:span></text:span><text:span text:style-name="Default_20_Paragraph_20_Font"><text:span text:style-name="T9">button on the welcome page (or select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Install JDK</text:span></text:span><text:span text:style-name="Default_20_Paragraph_20_Font"><text:span text:style-name="T9"> from the main menu).</text:span></text:span></text:p>
          </text:list-item>
          <text:list-item>
            <text:p text:style-name="P31">Follow the instructions in the wizard to download and install the JDK.</text:p>
          </text:list-item>
        </text:list>
        <text:p text:style-name="P32">If the JDK was installed successfully, skip section 2.2.2 and go to section 2.3 to install the Android SDK.</text:p>
        <text:p text:style-name="P33"/>
        <text:list xml:id="list90619877257878" text:continue-list="list90620060451694" text:style-name="WWNum2">
          <text:list-item>
            <text:list>
              <text:list-item>
                <text:list>
                  <text:list-item>
                    <text:h text:style-name="P29" text:outline-level="3"><text:bookmark-start text:name="_Toc202112458"/><text:soft-page-break/>Installing the JDK from the Azul website<text:bookmark-end text:name="_Toc202112458"/></text:h>
                  </text:list-item>
                </text:list>
              </text:list-item>
            </text:list>
          </text:list-item>
        </text:list>
        <text:p text:style-name="P25">We recommend you use Zulu, which is a free distribution of OpenJDK from Azul.</text:p>
        <text:list text:style-name="L3">
          <text:list-item>
            <text:p text:style-name="P34"><text:bookmark-end text:name="_Hlk534311866"/><text:span text:style-name="Default_20_Paragraph_20_Font"><text:span text:style-name="T9">Go to the </text:span></text:span><text:span text:style-name="Default_20_Paragraph_20_Font"><text:span text:style-name="T10">Download Zulu Builds of OpenJDK</text:span></text:span><text:span text:style-name="Default_20_Paragraph_20_Font"><text:span text:style-name="T9"> website:</text:span></text:span></text:p>
          </text:list-item>
        </text:list>
        <text:p text:style-name="P35"/>
        <text:p text:style-name="P36"><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37"/>
        <text:p text:style-name="P37">There are many downloads on this page, but the above link will filter the ones you see (Java Version: Java 17 LTS; Operating System: Windows; Architecture: x86 64-bit; Java Package: JDK).</text:p>
        <text:p text:style-name="P38"/>
        <text:p text:style-name="P38"/>
        <text:list text:continue-numbering="true" text:style-name="L3">
          <text:list-item>
            <text:p text:style-name="P39">Scroll down the page until you see the downloads:</text:p>
          </text:list-item>
        </text:list>
        <text:p text:style-name="P38"/>
        <text:p text:style-name="Normal"><draw:custom-shape text:anchor-type="paragraph" draw:z-index="5" draw:name="AutoShape 7" draw:style-name="gr1" draw:text-style-name="P40"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9"><draw:frame draw:style-name="fr5" draw:name="Image2 Copy 1" text:anchor-type="as-char" svg:y="0in" svg:width="5.9846in" style:rel-width="scale" svg:height="2.5575in" style:rel-height="scale" draw:z-index="6"><draw:image xlink:href="Pictures/1000000100000523000002326D0FB67B.png" xlink:type="simple" xlink:show="embed" xlink:actuate="onLoad" draw:mime-type="image/png"/><svg:desc>A screenshot of a computer

Description automatically generated</svg:desc></draw:frame></text:span></text:span></text:p>
        <text:p text:style-name="P38"/>
        <text:p text:style-name="P38"/>
        <text:list text:continue-numbering="true" text:style-name="L3">
          <text:list-item>
            <text:p text:style-name="P41"><text:span text:style-name="Default_20_Paragraph_20_Font"><text:span text:style-name="T9">You have a choice between a zip file and an msi file. </text:span></text:span><text:span text:style-name="Default_20_Paragraph_20_Font"><text:span text:style-name="T10">Download the .msi file</text:span></text:span><text:span text:style-name="Default_20_Paragraph_20_Font"><text:span text:style-name="T9"> since it comes with its own installer program. </text:span></text:span></text:p>
          </text:list-item>
        </text:list>
        <text:p text:style-name="P42"/>
        <text:p text:style-name="P43">The file you download will have a filename something like this:</text:p>
        <text:p text:style-name="P44">zulu17.44.15-ca-jdk17.0.8-win_x64.msi</text:p>
        <text:p text:style-name="P42"><text:line-break/></text:p>
        <text:list text:continue-numbering="true" text:style-name="L3">
          <text:list-item>
            <text:p text:style-name="P41"><text:span text:style-name="Default_20_Paragraph_20_Font"><text:span text:style-name="T10">Double-click the msi file</text:span></text:span><text:span text:style-name="Default_20_Paragraph_20_Font"><text:span text:style-name="T9"> and follow the instructions in the installation wizard to install it. By default, the .msi installer will install the JDK to the following folder:</text:span></text:span></text:p>
          </text:list-item>
        </text:list>
        <text:p text:style-name="P45">C:\Program Files\Zulu\zulu-17\</text:p>
        <text:p text:style-name="P46"/>
        <text:p text:style-name="P46"/>
        <text:p text:style-name="P47"><text:span text:style-name="Default_20_Paragraph_20_Font"><text:span text:style-name="T13">Important</text:span></text:span><text:span text:style-name="Default_20_Paragraph_20_Font"><text:span text:style-name="T9">: If you change the JDK install folder to something other than the default folder, you will need to remember the location of the folder so you can tell Scripture App Builder where to find the JDK.</text:span></text:span></text:p>
        <text:p text:style-name="P38"><text:soft-page-break/></text:p>
        <text:p text:style-name="P38"/>
      </text:section>
      <text:section text:style-name="Sect1" text:name="Section2" text:protected="true">
        <text:section-source xlink:href="../../SAB/Scripture-App-Builder-01-Installation-Instruct.odt" text:filter-name="writer8" text:section-name="Installing Android SDK"/>
        <text:list xml:id="list90620287058659" text:continue-list="list90619877257878"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5">The third component needed for Android app development is the Android Software Development Kit (SDK). There are two ways of installing the Android SDK:</text:p>
        <text:list text:style-name="L4">
          <text:list-item>
            <text:p text:style-name="P48"><text:span text:style-name="Default_20_Paragraph_20_Font"><text:span text:style-name="T14">Online</text:span></text:span><text:span text:style-name="Default_20_Paragraph_20_Font"><text:span text:style-name="T15">: Download the Android SDK packages from the internet: </text:span></text:span><text:span text:style-name="Default_20_Paragraph_20_Font"><text:span text:style-name="T9"><text:line-break/>Use the Android SDK Installation wizard to download and install the command line tools and three additional packages. This method will require an internet connection. </text:span></text:span></text:p>
          </text:list-item>
        </text:list>
        <text:p text:style-name="P49">See 2.3.1 for more details.<text:line-break/></text:p>
        <text:list text:continue-numbering="true" text:style-name="L4">
          <text:list-item>
            <text:p text:style-name="P48"><text:span text:style-name="Default_20_Paragraph_20_Font"><text:span text:style-name="T14">Offline</text:span></text:span><text:span text:style-name="Default_20_Paragraph_20_Font"><text:span text:style-name="T15">: Copy the Android SDK files from someone else:</text:span></text:span><text:span text:style-name="Default_20_Paragraph_20_Font"><text:span text:style-name="T9"><text:line-break/>If you know someone who has already downloaded and installed the Android SDK, you can copy all the files from them. </text:span></text:span></text:p>
          </text:list-item>
        </text:list>
        <text:p text:style-name="P49">This method is especially useful in a training workshop where several people need to install the SDK but have limited internet bandwidth. </text:p>
        <text:p text:style-name="P49">See 2.3.2 for more details.</text:p>
        <text:p text:style-name="P38"/>
        <text:list xml:id="list90619800173691" text:continue-list="list90620287058659" text:style-name="WWNum2">
          <text:list-item>
            <text:list>
              <text:list-item>
                <text:list>
                  <text:list-item>
                    <text:h text:style-name="P29" text:outline-level="3"><text:bookmark-start text:name="_Toc202112460"/>Downloading the Android SDK packages from the internet<text:bookmark-end text:name="_Toc202112460"/></text:h>
                  </text:list-item>
                </text:list>
              </text:list-item>
            </text:list>
          </text:list-item>
        </text:list>
        <text:p text:style-name="P38">To install the Android SDK from the internet: </text:p>
        <text:p text:style-name="P38"/>
        <text:list text:style-name="L5">
          <text:list-item>
            <text:p text:style-name="P50"><text:span text:style-name="Default_20_Paragraph_20_Font"><text:span text:style-name="T9">Launch </text:span></text:span><text:span text:style-name="Default_20_Paragraph_20_Font"><text:span text:style-name="T15"><text:s/>App Builder</text:span></text:span><text:span text:style-name="Default_20_Paragraph_20_Font"><text:span text:style-name="T9">. </text:span></text:span></text:p>
          </text:list-item>
        </text:list>
        <text:p text:style-name="P51"/>
        <text:list text:continue-numbering="true" text:style-name="L5">
          <text:list-item>
            <text:p text:style-name="P50"><text:span text:style-name="Default_20_Paragraph_20_Font"><text:span text:style-name="T9">Click the </text:span></text:span><text:span text:style-name="Default_20_Paragraph_20_Font"><text:span text:style-name="T10">Install Android SDK</text:span></text:span><text:span text:style-name="Default_20_Paragraph_20_Font"><text:span text:style-name="T9"> button on the welcome page (or select </text:span></text:span><text:span text:style-name="Default_20_Paragraph_20_Font"><text:span text:style-name="T15">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5">Install Android SDK</text:span></text:span><text:span text:style-name="Default_20_Paragraph_20_Font"><text:span text:style-name="T9"> from the main menu).</text:span></text:span></text:p>
          </text:list-item>
        </text:list>
        <text:p text:style-name="P42"/>
        <text:list text:continue-numbering="true" text:style-name="L5">
          <text:list-item>
            <text:p text:style-name="P52"><text:span text:style-name="Default_20_Paragraph_20_Font"><text:span text:style-name="T9">Follow the instructions on each page of the </text:span></text:span><text:span text:style-name="Default_20_Paragraph_20_Font"><text:span text:style-name="T10">Install Android SDK</text:span></text:span><text:span text:style-name="Default_20_Paragraph_20_Font"><text:span text:style-name="T9"> wizard to download each of the Android SDK packages and install them.</text:span></text:span></text:p>
          </text:list-item>
        </text:list>
        <text:p text:style-name="P53"/>
        <text:p text:style-name="P54"><text:span text:style-name="Default_20_Paragraph_20_Font"><text:span text:style-name="T9">When you are asked to specify a target folder, a good place is </text:span></text:span><text:span text:style-name="Default_20_Paragraph_20_Font"><text:span text:style-name="T10">C:\sdk</text:span></text:span><text:span text:style-name="Default_20_Paragraph_20_Font"><text:span text:style-name="T9">.</text:span></text:span></text:p>
        <text:p text:style-name="P55"/>
        <text:p text:style-name="P56">Four packages will be downloaded and installed:</text:p>
        <text:list text:style-name="L6">
          <text:list-item>
            <text:p text:style-name="P57">Command line tools, </text:p>
          </text:list-item>
          <text:list-item>
            <text:p text:style-name="P57">Build Tools, </text:p>
          </text:list-item>
          <text:list-item>
            <text:p text:style-name="P57">Platform Tools, and </text:p>
          </text:list-item>
          <text:list-item>
            <text:p text:style-name="P57">Platform API.</text:p>
          </text:list-item>
        </text:list>
        <text:p text:style-name="P53"/>
        <text:p text:style-name="P58">If the installation was successful, you will see the version numbers displayed in green.</text:p>
        <text:p text:style-name="P59"/>
        <text:p text:style-name="P60"/>
        <text:p text:style-name="P61"><text:soft-page-break/><draw:frame draw:style-name="fr5" draw:name="Image3 Copy 1" text:anchor-type="as-char" svg:y="0in" svg:width="5.9846in" style:rel-width="scale" svg:height="3.8571in" style:rel-height="scale" draw:z-index="7"><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9"><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Settings</text:span></text:span><text:span text:style-name="Default_20_Paragraph_20_Font"><text:span text:style-name="T9">, select the </text:span></text:span><text:span text:style-name="Default_20_Paragraph_20_Font"><text:span text:style-name="T10">Android SDK</text:span></text:span><text:span text:style-name="Default_20_Paragraph_20_Font"><text:span text:style-name="T9"> tab, and click the </text:span></text:span><text:span text:style-name="Default_20_Paragraph_20_Font"><text:span text:style-name="T10">Install Packages</text:span></text:span><text:span text:style-name="Default_20_Paragraph_20_Font"><text:span text:style-name="T9"> button to install them.</text:span></text:span></text:p>
        <text:p text:style-name="P38"/>
        <text:p text:style-name="Normal"><text:span text:style-name="Default_20_Paragraph_20_Font"><text:span text:style-name="T9">Click the </text:span></text:span><text:span text:style-name="Default_20_Paragraph_20_Font"><text:span text:style-name="T10">Check Installation</text:span></text:span><text:span text:style-name="Default_20_Paragraph_20_Font"><text:span text:style-name="T9"> button to confirm that all the packages have been installed correctly.</text:span></text:span></text:p>
        <text:p text:style-name="P38"/>
        <text:p text:style-name="P38">You can skip section 2.3.2 and go straight to section 2.4.</text:p>
        <text:p text:style-name="P62"/>
        <text:list text:continue-list="list90619800173691" text:style-name="WWNum2">
          <text:list-item>
            <text:list>
              <text:list-item>
                <text:list>
                  <text:list-item>
                    <text:h text:style-name="P29" text:outline-level="3"><text:bookmark-start text:name="_Toc202112461"/>Copying the Android SDK files from someone else<text:bookmark-end text:name="_Toc202112461"/></text:h>
                  </text:list-item>
                </text:list>
              </text:list-item>
            </text:list>
          </text:list-item>
        </text:list>
        <text:p text:style-name="P38">If you know someone who has already downloaded and installed the Android SDK and is successfully building apps with it, you can copy all of their Android SDK files to a folder on your computer.</text:p>
        <text:p text:style-name="P63"><text:span text:style-name="Default_20_Paragraph_20_Font"><text:span text:style-name="T9">You need to look for the top-level Android SDK folder, such as </text:span></text:span><text:span text:style-name="Default_20_Paragraph_20_Font"><text:span text:style-name="T15">c:\sdk</text:span></text:span><text:span text:style-name="Default_20_Paragraph_20_Font"><text:span text:style-name="T9">, and copy the whole folder and its contents to your computer. A location such as c:\sdk is good. If it makes it easier, you can zip the folders and then unzip them onto your computer.</text:span></text:span></text:p>
        <text:p text:style-name="P63"><text:span text:style-name="Default_20_Paragraph_20_Font"><text:span text:style-name="T9">Note that there is </text:span></text:span><text:span text:style-name="Default_20_Paragraph_20_Font"><text:span text:style-name="T16">no setup program to run</text:span></text:span><text:span text:style-name="Default_20_Paragraph_20_Font"><text:span text:style-name="T9">. Copying the files from one computer to another is sufficient.</text:span></text:span></text:p>
        <text:p text:style-name="P38"/>
        <text:p text:style-name="P63"><text:span text:style-name="Default_20_Paragraph_20_Font"><text:span text:style-name="T15">Tip</text:span></text:span><text:span text:style-name="Default_20_Paragraph_20_Font"><text:span text:style-name="T9">: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8"/>
        <table:table table:name="Table1" table:style-name="Table1">
          <table:table-column table:style-name="Table1.A"/>
          <table:table-column table:style-name="Table1.B"/>
          <table:table-header-rows>
            <table:table-row>
              <table:table-cell table:style-name="Table1.A1" office:value-type="string">
                <text:p text:style-name="P64">Android SDK Folder</text:p>
              </table:table-cell>
              <table:table-cell table:style-name="Table1.A1" office:value-type="string">
                <text:p text:style-name="P64">Required for building apps?</text:p>
              </table:table-cell>
            </table:table-row>
          </table:table-header-rows>
          <table:table-row>
            <table:table-cell table:style-name="Table1.A2" office:value-type="string">
              <text:p text:style-name="P65">cmdline-tools (or tools)</text:p>
            </table:table-cell>
            <table:table-cell table:style-name="Table1.B2" office:value-type="string">
              <text:p text:style-name="P65">Yes</text:p>
            </table:table-cell>
          </table:table-row>
          <text:soft-page-break/>
          <table:table-row>
            <table:table-cell table:style-name="Table1.A3" office:value-type="string">
              <text:p text:style-name="P65">build-tools</text:p>
            </table:table-cell>
            <table:table-cell table:style-name="Table1.B3" office:value-type="string">
              <text:p text:style-name="P65">Yes <text:s/>(you only need the sub-folder for the latest version)</text:p>
            </table:table-cell>
          </table:table-row>
          <table:table-row>
            <table:table-cell table:style-name="Table1.A4" office:value-type="string">
              <text:p text:style-name="P65">platforms</text:p>
            </table:table-cell>
            <table:table-cell table:style-name="Table1.B4" office:value-type="string">
              <text:p text:style-name="P65">Yes <text:s/>(you only need android-35)</text:p>
            </table:table-cell>
          </table:table-row>
          <table:table-row>
            <table:table-cell table:style-name="Table1.A5" office:value-type="string">
              <text:p text:style-name="P65">platform-tools</text:p>
            </table:table-cell>
            <table:table-cell table:style-name="Table1.B5" office:value-type="string">
              <text:p text:style-name="P65">Yes</text:p>
            </table:table-cell>
          </table:table-row>
          <table:table-row>
            <table:table-cell table:style-name="Table1.A6" office:value-type="string">
              <text:p text:style-name="P65">add-ons</text:p>
            </table:table-cell>
            <table:table-cell table:style-name="Table1.B6" office:value-type="string">
              <text:p text:style-name="P65">No</text:p>
            </table:table-cell>
          </table:table-row>
          <table:table-row>
            <table:table-cell table:style-name="Table1.A7" office:value-type="string">
              <text:p text:style-name="P65">docs</text:p>
            </table:table-cell>
            <table:table-cell table:style-name="Table1.B7" office:value-type="string">
              <text:p text:style-name="P65">No</text:p>
            </table:table-cell>
          </table:table-row>
          <table:table-row>
            <table:table-cell table:style-name="Table1.A8" office:value-type="string">
              <text:p text:style-name="P65">emulator</text:p>
            </table:table-cell>
            <table:table-cell table:style-name="Table1.B8" office:value-type="string">
              <text:p text:style-name="P65">No, unless you want to use an emulator</text:p>
            </table:table-cell>
          </table:table-row>
          <table:table-row>
            <table:table-cell table:style-name="Table1.A9" office:value-type="string">
              <text:p text:style-name="P65">extras</text:p>
            </table:table-cell>
            <table:table-cell table:style-name="Table1.B9" office:value-type="string">
              <text:p text:style-name="P65">No</text:p>
            </table:table-cell>
          </table:table-row>
          <table:table-row>
            <table:table-cell table:style-name="Table1.A10" office:value-type="string">
              <text:p text:style-name="P65">licenses</text:p>
            </table:table-cell>
            <table:table-cell table:style-name="Table1.B10" office:value-type="string">
              <text:p text:style-name="P65">Yes</text:p>
            </table:table-cell>
          </table:table-row>
          <table:table-row>
            <table:table-cell table:style-name="Table1.A11" office:value-type="string">
              <text:p text:style-name="P65">sources</text:p>
            </table:table-cell>
            <table:table-cell table:style-name="Table1.B11" office:value-type="string">
              <text:p text:style-name="P65">No</text:p>
            </table:table-cell>
          </table:table-row>
          <table:table-row>
            <table:table-cell table:style-name="Table1.A12" office:value-type="string">
              <text:p text:style-name="P65">system-images</text:p>
            </table:table-cell>
            <table:table-cell table:style-name="Table1.B12" office:value-type="string">
              <text:p text:style-name="P65">No, unless you want to use an emulator</text:p>
            </table:table-cell>
          </table:table-row>
          <table:table-row>
            <table:table-cell table:style-name="Table1.A13" office:value-type="string">
              <text:p text:style-name="P65">temp</text:p>
            </table:table-cell>
            <table:table-cell table:style-name="Table1.B13" office:value-type="string">
              <text:p text:style-name="P65">No</text:p>
            </table:table-cell>
          </table:table-row>
        </table:table>
        <text:p text:style-name="P38"/>
        <text:p text:style-name="P38"/>
      </text:section>
      <text:list xml:id="list90619792081166" text:continue-numbering="true" text:style-name="WWNum2">
        <text:list-header>
          <text:h text:style-name="P66" text:outline-level="2"><text:bookmark-start text:name="_Toc169553325"/><text:bookmark-start text:name="_Toc77851810"/><text:bookmark-start text:name="_Toc169553330"/><text:bookmark-start text:name="_Toc169553329"/><text:bookmark-start text:name="_Toc77851809"/><text:bookmark-start text:name="_Toc169553328"/><text:bookmark-start text:name="_Toc169553327"/><text:bookmark-start text:name="_Toc100826021"/><text:bookmark-start text:name="_Toc100826020"/><text:bookmark-start text:name="_Toc169553326"/><text:bookmark-start text:name="_Toc100826020 Copy 1"/></text:h>
          <text:list text:continue-numbering="true">
            <text:list-item>
              <text:h text:style-name="P67" text:outline-level="2"><text:bookmark-start text:name="_Toc169553331"/><text:bookmark-start text:name="_Toc44921079"/><text:bookmark-start text:name="_Toc61509901"/>Installing aeneas for audio-text synchronization</text:h>
            </text:list-item>
          </text:list>
        </text:list-header>
      </text:list>
      <text:p text:style-name="P68">Reading App Builder uses a tool called <text:span text:style-name="T17">aeneas</text:span> to synchronise text and audio.</text:p>
      <text:p text:style-name="P69">To set up <text:span text:style-name="T8">aeneas</text:span> on Windows, there are several programs and modules to download and install: FFmpeg, eSpeak, Python and aeneas. These are installed with a single setup program.</text:p>
      <text:list text:style-name="WWNum9">
        <text:list-item>
          <text:p text:style-name="P70">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71">The filename will be something like <text:span text:style-name="T8">aeneas-windows-setup-1.7.3.exe</text:span>.</text:p>
        </text:list-item>
      </text:list>
      <text:p text:style-name="P72"/>
      <text:list text:continue-numbering="true" text:style-name="WWNum9">
        <text:list-item>
          <text:p text:style-name="P73">Double-click the file you have downloaded to start the installation wizard.</text:p>
        </text:list-item>
      </text:list>
      <text:p text:style-name="P74"/>
      <text:p text:style-name="P75"><text:soft-page-break/><draw:frame draw:style-name="fr1" draw:name="Image9" text:anchor-type="as-char" svg:width="4.4701in" svg:height="3.4665in" draw:z-index="2"><draw:image xlink:href="Pictures/10000000000001F3000001839EF83E27.png" xlink:type="simple" xlink:show="embed" xlink:actuate="onLoad" draw:mime-type="image/png"/></draw:frame></text:p>
      <text:p text:style-name="P74"/>
      <text:list text:continue-numbering="true" text:style-name="WWNum9">
        <text:list-item>
          <text:p text:style-name="P76">Follow the instructions in the wizard. You can accept all the defaults. </text:p>
        </text:list-item>
      </text:list>
      <text:p text:style-name="P72"/>
      <text:list text:continue-numbering="true" text:style-name="WWNum9">
        <text:list-item>
          <text:p text:style-name="P73">On the <text:span text:style-name="T8">Select Components</text:span> page, you need the <text:span text:style-name="T8">Full Installation</text:span> which should be selected by default.</text:p>
        </text:list-item>
      </text:list>
      <text:p text:style-name="P6"/>
      <text:p text:style-name="P75"><draw:frame draw:style-name="fr1" draw:name="Image10" text:anchor-type="as-char" svg:width="4.4701in" svg:height="3.4665in" draw:z-index="3"><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77">On the <text:span text:style-name="T8">Ready to Install</text:span> page, click <text:span text:style-name="T8">Install</text:span>.</text:p>
        </text:list-item>
      </text:list>
      <text:p text:style-name="P6"/>
      <text:p text:style-name="P78">You will see the wizard running several different installers: for FFmpeg, eSpeak, Python. It will also install three Python modules.</text:p>
      <text:p text:style-name="P78"><text:soft-page-break/></text:p>
      <text:p text:style-name="P78">Before the wizard completes, you should see a command box appear for a few seconds which verifies the aeneas installation. </text:p>
      <text:p text:style-name="P78"/>
      <text:p text:style-name="P79"><draw:frame draw:style-name="fr1" draw:name="Image11" text:anchor-type="as-char" svg:width="4.3244in" svg:height="2.1917in" draw:z-index="4"><draw:image xlink:href="Pictures/10000000000002930000014EBAE60B85.png" xlink:type="simple" xlink:show="embed" xlink:actuate="onLoad" draw:mime-type="image/png"/></draw:frame></text:p>
      <text:p text:style-name="P78"/>
      <text:p text:style-name="P78"/>
      <text:p text:style-name="P80"><text:span text:style-name="T18">Important</text:span>: If Reading App Builder was open while you installed aeneas, close it and start it again to ensure that it picks up the changes to your Path settings.</text:p>
      <text:p text:style-name="P6"/>
      <text:p text:style-name="P81"/>
      <text:list xml:id="list90621155329619" text:continue-list="list90619792081166" text:style-name="WWNum2">
        <text:list-item>
          <text:h text:style-name="P15" text:outline-level="1"><text:bookmark-start text:name="OLE_LINK1"/><text:bookmark-start text:name="OLE_LINK2"/><text:bookmark-start text:name="_Toc103154863"/><text:bookmark-start text:name="_Toc169553332"/>Linux Installation</text:h>
        </text:list-item>
      </text:list>
      <text:p text:style-name="P21">To run Reading App Builder on Linux, you need to have 3 components installed on your computer:</text:p>
      <text:list text:style-name="WWNum4">
        <text:list-item>
          <text:p text:style-name="P82">Reading App Builder</text:p>
        </text:list-item>
        <text:list-item>
          <text:p text:style-name="P83">OpenJDK Java Development Kit (JDK)</text:p>
        </text:list-item>
        <text:list-item>
          <text:p text:style-name="P83">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4">Follow the instructions in section 3.2 to download everything directly from the Internet.</text:p>
        </text:list-item>
        <text:list-item>
          <text:p text:style-name="P84">Follow the instructions in section 3.3 to download the Android SDK files prior to installing the packages.</text:p>
        </text:list-item>
        <text:list-item>
          <text:p text:style-name="P84">Follow the instructions in section 3.4 if you already have the Android SDK installed and you do not want another copy installed.<text:line-break/></text:p>
        </text:list-item>
      </text:list>
      <text:list xml:id="list90620384848493" text:continue-list="list90621155329619" text:style-name="WWNum2">
        <text:list-item>
          <text:list>
            <text:list-item>
              <text:h text:style-name="P85" text:outline-level="2"><text:bookmark-start text:name="_Toc103154864"/><text:bookmark-start text:name="_Toc169553333"/>Add SIL repository for Ubuntu</text:h>
            </text:list-item>
          </text:list>
        </text:list-item>
      </text:list>
      <text:p text:style-name="P6">To install packages from the SIL repository for Ubuntu, the repository must be added to the APT sources. </text:p>
      <text:p text:style-name="P6"/>
      <text:p text:style-name="P6"><text:span text:style-name="T19">Note: </text:span><text:span text:style-name="T17">Wasta-Linux</text:span> already includes configuration for the SIL repository for Ubuntu and so you can skip this section.</text:p>
      <text:p text:style-name="P6"/>
      <text:p text:style-name="P6">If you are using another <text:span text:style-name="T17">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6">Open a Terminal window.</text:p>
        </text:list-item>
      </text:list>
      <text:p text:style-name="P74"/>
      <text:list text:continue-numbering="true" text:style-name="WWNum5">
        <text:list-item>
          <text:p text:style-name="P86">Add the repository security key:</text:p>
        </text:list-item>
      </text:list>
      <text:p text:style-name="P87">(wget -O- https://packages.sil.org/keys/pso-keyring-2016.gpg | sudo tee /etc/apt/trusted.gpg.d/pso-keyring-2016.gpg)&amp;&gt;/dev/null</text:p>
      <text:p text:style-name="P74"/>
      <text:list text:continue-numbering="true" text:style-name="WWNum5">
        <text:list-item>
          <text:p text:style-name="P86">Add source:</text:p>
        </text:list-item>
      </text:list>
      <text:p text:style-name="P88">(. /etc/os-release &amp;&amp; sudo tee /etc/apt/sources.list.d/packages-sil-org.list&gt;/dev/null &lt;&lt;&lt; "deb http://packages.sil.org/$ID $VERSION_CODENAME main")</text:p>
      <text:list text:continue-list="list90620384848493" text:style-name="WWNum2">
        <text:list-item>
          <text:list>
            <text:list-item>
              <text:h text:style-name="P89" text:outline-level="2"><text:bookmark-start text:name="_Toc103154865"/><text:bookmark-start text:name="_Toc169553334"/><text:soft-page-break/>Installing all packages from the Internet</text:h>
            </text:list-item>
          </text:list>
        </text:list-item>
      </text:list>
      <text:p text:style-name="P90"><text:bookmark-start text:name="OLE_LINK9"/><text:bookmark-start text:name="OLE_LINK10"/></text:p>
      <text:p text:style-name="P90">To install all the required software from the command line, type:</text:p>
      <text:p text:style-name="P91">sudo apt-get update</text:p>
      <text:p text:style-name="P88">sudo apt-get install -y reading-app-builder</text:p>
      <text:p text:style-name="P6"/>
      <text:p text:style-name="P6">Note: <text:span text:style-name="T8">Wasta-Linux</text:span> does not automatically install recommended packages. <text:s/>To get everything installed, also install android-sdk-installer.</text:p>
      <text:p text:style-name="P88">sudo apt-get install -y reading-app-builder android-sdk-installer</text:p>
      <text:p text:style-name="P6"/>
      <text:list text:continue-numbering="true" text:style-name="WWNum2">
        <text:list-item>
          <text:list>
            <text:list-item>
              <text:h text:style-name="P92" text:outline-level="2"><text:bookmark-start text:name="_Toc103154866"/><text:bookmark-start text:name="_Toc169553335"/>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3" text:outline-level="3"><text:bookmark-start text:name="_Toc103154867"/><text:bookmark-start text:name="_Toc169553336"/>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88">mkdir -p ~/Downloads/android-sdk-zips</text:p>
      <text:p text:style-name="P88">cd ~/Downloads/android-sdk-zips</text:p>
      <text:p text:style-name="P88">wget -ci http://bit.ly/android-sdk-urls</text:p>
      <text:p text:style-name="P94" loext:marker-style-name="T20"/>
      <text:p text:style-name="P6">Note: the -c option will allow the downloads to be resumed if it fails part way through the download.</text:p>
      <text:p text:style-name="P94" loext:marker-style-name="T20"/>
      <text:list text:continue-numbering="true" text:style-name="WWNum2">
        <text:list-item>
          <text:list>
            <text:list-item>
              <text:list>
                <text:list-item>
                  <text:h text:style-name="P93" text:outline-level="3"><text:bookmark-start text:name="_Toc103154868"/><text:bookmark-start text:name="_Toc169553337"/>Provide zip files during the package install</text:h>
                </text:list-item>
              </text:list>
            </text:list-item>
          </text:list>
        </text:list-item>
      </text:list>
      <text:p text:style-name="P95">Use <text:span text:style-name="T8">debconf</text:span> to pre-seed the package with the location of the files and install the package.</text:p>
      <text:p text:style-name="P88">echo android-sdk-installer android-sdk-installer/dldir string ~/Downloads/android-sdk-zips | sudo debconf-set-selections</text:p>
      <text:p text:style-name="P88">sudo apt-get install android-sdk-installer</text:p>
      <text:p text:style-name="P88">echo android-sdk-installer android-sdk-installer/dldir string | sudo debconf-set-selections</text:p>
      <text:p text:style-name="P94" loext:marker-style-name="T20"/>
      <text:list text:continue-numbering="true" text:style-name="WWNum2">
        <text:list-item>
          <text:list>
            <text:list-item>
              <text:h text:style-name="P92" text:outline-level="2"><text:bookmark-start text:name="_Toc103154869"/><text:bookmark-start text:name="_Toc169553338"/><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8">sudo apt-get update</text:p>
      <text:p text:style-name="P88">sudo apt-get install reading-app-builder --no-install-recommends</text:p>
      <text:p text:style-name="P96"><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92" text:outline-level="2"><text:bookmark-start text:name="_Toc103154870"/><text:bookmark-start text:name="_Toc169553339"/>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7">echo android-sdk-installer android-sdk-installer/accepted-android-sdk-eula boolean true | sudo debconf-set-selections</text:p>
      <text:p text:style-name="P88">sudo apt-get install android-sdk-installer</text:p>
      <text:p text:style-name="P6"/>
      <text:p text:style-name="P6"/>
      <text:p text:style-name="P6"/>
      <text:list text:continue-numbering="true" text:style-name="WWNum2">
        <text:list-item>
          <text:h text:style-name="P98"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9" loext:marker-style-name="T21"/>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OLE_LINK4"/><text:bookmark-end text:name="OLE_LINK3"/><text:bookmark-end text:name="_Toc169553322"/><text:bookmark-end text:name="_Toc169553323"/><text:bookmark-end text:name="_Toc169553324"/><text:bookmark-end text:name="_Toc169553325"/><text:bookmark-end text:name="_Toc169553326"/><text:bookmark-end text:name="_Toc100826020"/><text:span text:style-name="T22">Ø</text:span><text:bookmark-end text:name="_Toc169553327"/><text:bookmark-end text:name="_Toc100826021"/><text:bookmark-end text:name="_Toc100826020 Copy 1"/><text:bookmark-end text:name="_Toc169553328"/><text:bookmark-end text:name="_Toc169553329"/><text:bookmark-end text:name="_Toc77851809"/><text:span text:style-name="T22">ØØ</text:span><text:bookmark-end text:name="_Toc169553330"/><text:bookmark-end text:name="_Toc77851810"/><text:bookmark-end text:name="_Toc61509901"/><text:bookmark-end text:name="_Toc169553331"/><text:bookmark-end text:name="_Toc44921079"/><text:bookmark-end text:name="_Toc169553332"/><text:bookmark-end text:name="OLE_LINK1"/><text:bookmark-end text:name="_Hlk534311954"/><text:bookmark-end text:name="_Toc169553333"/><text:bookmark-end text:name="_Toc103154864"/><text:bookmark-end text:name="_Toc169553334"/><text:bookmark-end text:name="_Toc103154865"/><text:bookmark-end text:name="OLE_LINK10"/><text:bookmark-end text:name="OLE_LINK9"/><text:bookmark-end text:name="_Toc169553335"/><text:bookmark-end text:name="_Toc103154866"/><text:bookmark-end text:name="_Toc169553336"/><text:bookmark-end text:name="_Toc103154867"/><text:bookmark-end text:name="_Toc169553337"/><text:bookmark-end text:name="_Toc103154868"/><text:bookmark-end text:name="_Toc169553338"/><text:bookmark-end text:name="_Toc103154869"/><text:span text:style-name="T22">Ø</text:span><text:bookmark-end text:name="_Toc169553339"/><text:bookmark-end text:name="_Toc103154870"/><text:bookmark-end text:name="OLE_LINK2"/><text:bookmark-end text:name="_Toc103154863"/><text:bookmark-end text:name="_Toc169553340"/></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4T09:06:18.782762000</dc:date>
    <meta:editing-duration>PT26M5S</meta:editing-duration>
    <meta:editing-cycles>5</meta:editing-cycles>
    <meta:generator>LibreOffice/25.2.5.2$MacOSX_AARCH64 LibreOffice_project/03d19516eb2e1dd5d4ccd751a0d6f35f35e08022</meta:generator>
    <meta:print-date>2025-08-13T10:49:40.623054000</meta:print-date>
    <meta:printed-by>PDF files</meta:printed-by>
    <meta:document-statistic meta:table-count="1" meta:image-count="11" meta:object-count="0" meta:page-count="15" meta:paragraph-count="193" meta:word-count="2177" meta:character-count="13831" meta:non-whitespace-character-count="11865"/>
  </office:meta>
</office:document-meta>
</file>